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8" style:family="paragraph" style:parent-style-name="Footnote">
      <style:text-properties fo:font-size="13pt" style:font-size-asian="13pt" style:font-size-complex="13pt"/>
    </style:style>
    <style:style style:name="P1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2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5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able_20_Contents" style:list-style-name="L5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0" style:family="paragraph" style:parent-style-name="Text_20_body" style:list-style-name="L49">
      <style:paragraph-properties fo:margin-top="0cm" fo:margin-bottom="0cm" fo:line-height="100%" style:writing-mode="lr-tb"/>
    </style:style>
    <style:style style:name="P7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5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9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5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750989111057240676" text:style-name="L1">
        <text:list-item>
          <text:p text:style-name="P26">REVIEW </text:p>
        </text:list-item>
        <text:list-item>
          <text:p text:style-name="P26">TASK-1</text:p>
          <text:list>
            <text:list-item>
              <text:p text:style-name="P26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6"><text:span text:style-name="T4">#_ </text:span>“二酸化炭素 固定”</text:p>
                </text:list-item>
                <text:list-item>
                  <text:p text:style-name="P26">“<text:span text:style-name="T6">二酸化炭素 光合成 固定量</text:span>”</text:p>
                  <text:list>
                    <text:list-item>
                      <text:p text:style-name="P26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6">#1<text:tab/>“14kgです”</text:p>
                        </text:list-item>
                        <text:list-item>
                          <text:p text:style-name="P26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/>
            </text:list-item>
          </text:list>
        </text:list-item>
      </text:list>
      <text:p text:style-name="P4"><text:soft-page-break/>[next]</text:p>
      <text:list xml:id="list5162538015644494173" text:style-name="L2">
        <text:list-item>
          <text:p text:style-name="P27">TASK : q-1 (37#20_9~.[CO2].ods)</text:p>
        </text:list-item>
      </text:list>
      <text:p text:style-name="P4">[further]</text:p>
      <text:list xml:id="list7292450695302903819" text:style-name="L3">
        <text:list-header>
          <text:p text:style-name="P72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5655713318958707322" text:style-name="L4">
        <text:list-item>
          <text:p text:style-name="P28">REVIEW </text:p>
        </text:list-item>
        <text:list-item>
          <text:p text:style-name="P28">TASK-1 : q-1</text:p>
          <text:list>
            <text:list-item>
              <text:p text:style-name="P28">T-1.1<text:span text:style-name="T6">　</text:span></text:p>
              <text:list>
                <text:list-item>
                  <text:p text:style-name="P28">search : <text:span text:style-name="T6">植林 本数</text:span></text:p>
                </text:list-item>
                <text:list-item>
                  <text:p text:style-name="P28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9">#1<text:tab/>“昭和62年春植における１ha当り植栽本数は”</text:p>
                    </text:list-item>
                    <text:list-item>
                      <text:p text:style-name="P28">==&gt;</text:p>
                    </text:list-item>
                  </text:list>
                </text:list-item>
                <text:list-item>
                  <text:p text:style-name="P28">search : <text:span text:style-name="T6">日本 自動車保有数</text:span> </text:p>
                  <text:list>
                    <text:list-item>
                      <text:p text:style-name="P28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8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8">search : </text:p>
                  <text:list>
                    <text:list-item>
                      <text:p text:style-name="P28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8">search </text:p>
                  <text:list>
                    <text:list-item>
                      <text:p text:style-name="P28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8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8">search : “<text:span text:style-name="T6">日本 CO2 内訳</text:span>”</text:p>
                  <text:list>
                    <text:list-item>
                      <text:p text:style-name="P28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8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1242883714959956296" text:style-name="L5">
        <text:list-item>
          <text:p text:style-name="P29">TASK : search</text:p>
          <text:list>
            <text:list-item>
              <text:p text:style-name="P68">https://duckduckgo.com/?ia=web<text:tab/>二酸化炭素 固定化</text:p>
            </text:list-item>
          </text:list>
        </text:list-item>
      </text:list>
      <text:p text:style-name="P4">[further]</text:p>
      <text:list xml:id="list8495960302091798136" text:style-name="L6">
        <text:list-item>
          <text:p text:style-name="P73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221584314355983631" text:style-name="L7">
        <text:list-item>
          <text:p text:style-name="P30">REVIEW </text:p>
        </text:list-item>
        <text:list-item>
          <text:p text:style-name="P30">TASK-1 : q-3</text:p>
          <text:list>
            <text:list-item>
              <text:list>
                <text:list-item>
                  <text:p text:style-name="P19">search</text:p>
                  <text:list>
                    <text:list-item>
                      <text:p text:style-name="P69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0">T-1.1 : tech-1</text:p>
              <text:list>
                <text:list-item>
                  <text:p text:style-name="P30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0">#1<text:tab/>日本では、2007年度の</text:p>
                    </text:list-item>
                    <text:list-item>
                      <text:p text:style-name="P30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list xml:id="list4126770052967245065" text:style-name="L8">
              <text:list-item>
                <text:list>
                  <text:list-item>
                    <text:p text:style-name="P31">%</text:p>
                  </text:list-item>
                </text:list>
              </text:list-item>
            </text:list>
            <text:p text:style-name="P13"/>
          </table:table-cell>
          <table:table-cell table:style-name="表3.C1" office:value-type="string">
            <text:p text:style-name="P13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5"><text:s/>+34.8 % </text:p>
            <text:p text:style-name="P15"/>
          </table:table-cell>
          <table:table-cell table:style-name="表3.C2" office:value-type="string">
            <text:p text:style-name="P15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><office:annotation office:name="__Annotation__13009_1309051837"><dc:creator>iwabuchi ken</dc:creator><dc:date>2020-05-06T16:08:40.19</dc:date><text:p text:style-name="P96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5"/>
          </table:table-cell>
          <table:table-cell table:style-name="表3.C2" office:value-type="string">
            <text:p text:style-name="P13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5">4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list xml:id="list8634879738993059832" text:style-name="L9">
              <text:list-item>
                <text:p text:style-name="P32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0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0"><text:soft-page-break/>m1における、火力発電所が占める割合が、100%とする（θ1）</text:p>
              </text:list-item>
              <text:list-item>
                <text:p text:style-name="P6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3"/>
      <text:p text:style-name="P4">[next]</text:p>
      <text:list xml:id="list8829689905164679677" text:style-name="L10">
        <text:list-item>
          <text:p text:style-name="P33">TASK<text:span text:style-name="T6"> : q-3 (cont.)</text:span></text:p>
          <text:list>
            <text:list-item>
              <text:p text:style-name="P33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1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1085226345977573057" text:style-name="L11">
        <text:list-item>
          <text:p text:style-name="P34"><text:span text:style-name="T4">#_ </text:span>REVIEW </text:p>
        </text:list-item>
        <text:list-item>
          <text:p text:style-name="P34">TASK-1</text:p>
          <text:list>
            <text:list-item>
              <text:p text:style-name="P34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2"><text:soft-page-break/>“CO2固定技術には様々な”</text:p>
                </text:list-item>
                <text:list-item>
                  <text:p text:style-name="P62"><text:span text:style-name="T4">#_ </text:span>#2<text:tab/>“排ガスをCO2を選択的に溶解できる” </text:p>
                </text:list-item>
                <text:list-item>
                  <text:p text:style-name="P62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4">TASK-2 : do-2</text:p>
          <text:list>
            <text:list-item>
              <text:p text:style-name="P34">split CO2 ==&gt; search</text:p>
              <text:list>
                <text:list-item>
                  <text:p text:style-name="P34">M-3</text:p>
                </text:list-item>
                <text:list-item>
                  <text:p text:style-name="P34">M-4 </text:p>
                  <text:list>
                    <text:list-item>
                      <text:list>
                        <text:list-item>
                          <text:p text:style-name="P3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4">#1<text:tab/>“The solution devised by a team ”</text:p>
                    </text:list-item>
                    <text:list-item>
                      <text:p text:style-name="P34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814455530162848525" text:style-name="L12">
        <text:list-item>
          <text:p text:style-name="P35">TASK : M-4, #2</text:p>
          <text:list>
            <text:list-item>
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5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313217602126859331" text:style-name="L13">
        <text:list-item>
          <text:p text:style-name="P36">CO2 <text:span text:style-name="T6">膜分離　=&gt;　</text:span><office:annotation office:name="__Annotation__13048_1309051837"><dc:creator>iwabuchi ken</dc:creator><dc:date>2020-05-06T18:06:40.22</dc:date><text:p text:style-name="P96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976104894360179264" text:style-name="L14">
        <text:list-item>
          <text:p text:style-name="P37">REVIEW </text:p>
        </text:list-item>
        <text:list-item>
          <text:p text:style-name="P37"><text:span text:style-name="T4">#_ </text:span>TASK-1 : M-4, #2</text:p>
          <text:list>
            <text:list-item>
              <text:p text:style-name="P37">#2<text:tab/>“That's why scientists have been working”</text:p>
              <text:list>
                <text:list-item>
                  <text:p text:style-name="P37">Marcel Schreier<text:tab/>:people </text:p>
                </text:list-item>
              </text:list>
            </text:list-item>
          </text:list>
        </text:list-item>
        <text:list-item>
          <text:p text:style-name="P37"><text:span text:style-name="T4">#_ </text:span>TASK-2 : M-5</text:p>
          <text:list>
            <text:list-item>
              <text:p text:style-name="P37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7">#1<text:tab/>“The activity of this catalyst”</text:p>
                  <text:list>
                    <text:list-item>
                      <text:p text:style-name="P37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37945690162681075" text:style-name="L15">
        <text:list-item>
          <text:p text:style-name="P38">TASK-1 : read docs ==&gt; M-6 ~</text:p>
        </text:list-item>
        <text:list-item>
          <text:p text:style-name="P38">TASK-2 : search ==&gt; “CO2 split” (<office:annotation office:name="__Annotation__18747_1668087087"><dc:creator>iwabuchi ken</dc:creator><dc:date>2020-05-09T18:16:24.24</dc:date><text:p text:style-name="P96"><text:span text:style-name="T13">search</text:span></text:p></office:annotation>s<office:annotation-end office:name="__Annotation__18747_1668087087"/>-1)</text:p>
        </text:list-item>
      </text:list>
      <text:p text:style-name="P4">[further]</text:p>
      <text:list xml:id="list1878008897003253357" text:style-name="L16">
        <text:list-item>
          <text:p text:style-name="P74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5563944449409052140" text:style-name="L17">
        <text:list-item>
          <text:p text:style-name="P39">REVIEW </text:p>
        </text:list-item>
        <text:list-item>
          <text:p text:style-name="P39">TASK-1 : M-6</text:p>
          <text:list>
            <text:list-item>
              <text:p text:style-name="P39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231212" text:continue-numbering="true" text:style-name="L17">
          <text:list-item>
            <text:list>
              <text:list-item>
                <text:list>
                  <text:list-item>
                    <text:p text:style-name="P39">Michael Grätzel<text:tab/><text:tab/>:people</text:p>
                  </text:list-item>
                  <text:list-item>
                    <text:p text:style-name="P39">Grätzel cells<text:tab/><text:tab/>:w</text:p>
                  </text:list-item>
                  <text:list-item>
                    <text:p text:style-name="P39">Jingshan Luo<text:tab/>:p</text:p>
                  </text:list-item>
                </text:list>
              </text:list-item>
            </text:list>
          </text:list-item>
        </text:list>
      </text:section>
      <text:list xml:id="list37223846" text:continue-numbering="true" text:style-name="L17">
        <text:list-item>
          <text:list>
            <text:list-item>
              <text:list>
                <text:list-item>
                  <text:p text:style-name="P39">"oxygen evolution" reaction<text:tab/>:w</text:p>
                </text:list-item>
                <text:list-item>
                  <text:p text:style-name="P39">#2<text:tab/>“This is the first time “</text:p>
                </text:list-item>
              </text:list>
            </text:list-item>
          </text:list>
        </text:list-item>
        <text:list-item>
          <text:p text:style-name="P39">TASK-2 : M-9 :d-2</text:p>
          <text:list>
            <text:list-item>
              <text:p text:style-name="P39">#1<text:tab/>“One of the best studied”</text:p>
            </text:list-item>
            <text:list-item>
              <text:p text:style-name="P39">#2<text:tab/>“He put a layer of them”</text:p>
            </text:list-item>
            <text:list-item>
              <text:p text:style-name="P39">#3<text:tab/>“Graetzel’s team sought to”</text:p>
            </text:list-item>
            <text:list-item>
              <text:p text:style-name="P39">#4<text:tab/>“a record 13.4% of the energy”</text:p>
            </text:list-item>
            <text:list-item>
              <text:p text:style-name="P39">#5<text:tab/>“Nate Lewis,”</text:p>
            </text:list-item>
          </text:list>
        </text:list-item>
      </text:list>
      <text:p text:style-name="P4">[next]</text:p>
      <text:list xml:id="list8814362494329664825" text:style-name="L18">
        <text:list-item>
          <text:p text:style-name="P40">TASK : M-8</text:p>
          <text:list>
            <text:list-item>
              <text:p text:style-name="P40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5474979819159512965" text:style-name="L19">
        <text:list-item>
          <text:p text:style-name="P41">REVIEW </text:p>
        </text:list-item>
        <text:list-item>
          <text:p text:style-name="P41">TASK-1 : M-8<text:tab/>:d-1</text:p>
          <text:list>
            <text:list-item>
              <text:p text:style-name="P41">#1<text:tab/>“vacuum ultraviolet light”</text:p>
              <text:list>
                <text:list-item>
                  <text:p text:style-name="P41">VUV<text:tab/>:w</text:p>
                </text:list-item>
              </text:list>
            </text:list-item>
          </text:list>
        </text:list-item>
        <text:list-item>
          <text:p text:style-name="P41">TASK-2 : M-11 :d-2</text:p>
          <text:list>
            <text:list-item>
              <text:p text:style-name="P41">#1<text:tab/>“Whereas on a single atom”</text:p>
            </text:list-item>
            <text:list-item>
              <text:p text:style-name="P41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1">#2<text:tab/>“In addition to ”</text:p>
            </text:list-item>
            <text:list-item>
              <text:p text:style-name="P41">#3<text:tab/>“To get a closer look”</text:p>
            </text:list-item>
          </text:list>
        </text:list-item>
      </text:list>
      <text:p text:style-name="P4">[next]</text:p>
      <text:list xml:id="list7404083316695614519" text:style-name="L20">
        <text:list-item>
          <text:p text:style-name="P42">TASK : M-11 : #3 “To get a closer look”</text:p>
          <text:list>
            <text:list-item>
              <text:p text:style-name="P42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2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1426882207597514755" text:style-name="L21">
        <text:list-item>
          <text:p text:style-name="P75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7468227555681774554" text:style-name="L22">
        <text:list-item>
          <text:p text:style-name="P43">REVIEW </text:p>
        </text:list-item>
        <text:list-item>
          <text:p text:style-name="P43"><text:span text:style-name="T4">#_ </text:span>TASK-1 : M-11 : #3 “To get a closer look” <text:s/>:d-1</text:p>
          <text:list>
            <text:list-item>
              <text:p text:style-name="P43">#3 “To get a closer look” </text:p>
              <text:list>
                <text:list-item>
                  <text:p text:style-name="P43">graphene<text:tab/>:w [20200514_144633</text:p>
                </text:list-item>
              </text:list>
            </text:list-item>
          </text:list>
        </text:list-item>
        <text:list-item>
          <text:p text:style-name="P43"><text:span text:style-name="T4">#_ </text:span>TASK-2 : M-12 :d-2</text:p>
          <text:list>
            <text:list-item>
              <text:p text:style-name="P43">#1<text:tab/>“Oxygen Production Rate”</text:p>
              <text:list>
                <text:list-item>
                  <text:p text:style-name="P43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3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8224609986601266602" text:style-name="L23">
        <text:list-item>
          <text:p text:style-name="P76">TASK : M-13</text:p>
        </text:list-item>
      </text:list>
      <text:p text:style-name="P4">[further]</text:p>
      <text:p text:style-name="P10"><text:soft-page-break/><text:line-break/><text:span text:style-name="T5">[/ XXX] 20200514_153438</text:span></text:p>
      <text:p text:style-name="P10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7212268" text:continue-list="list8221584314355983631" text:style-name="L7">
        <text:list-item>
          <text:p text:style-name="P30">REVIEW </text:p>
        </text:list-item>
        <text:list-item>
          <text:p text:style-name="P30">TASK-1 : M-13<text:tab/>:d-1</text:p>
          <text:list>
            <text:list-item>
              <text:p text:style-name="P30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0">#3<text:tab/>本发明的解决方案是一种</text:p>
                  <text:list>
                    <text:list-item>
                      <text:p text:style-name="P30">尾气<text:tab/><text:tab/>:w</text:p>
                    </text:list-item>
                    <text:list-item>
                      <text:p text:style-name="P30">降解<text:tab/><text:tab/>:w</text:p>
                      <text:list>
                        <text:list-item>
                          <text:p text:style-name="P30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0">#4<text:tab/>在步骤c中进行下述化学反应</text:p>
                  <text:list>
                    <text:list-item>
                      <text:p text:style-name="P30">二次氧化<text:tab/><text:tab/>:w</text:p>
                    </text:list-item>
                  </text:list>
                </text:list-item>
                <text:list-item>
                  <text:p text:style-name="P30"><text:span text:style-name="T4">#_ </text:span>#5<text:tab/>在步骤d中进行 </text:p>
                </text:list-item>
                <text:list-item>
                  <text:p text:style-name="P30">#6<text:tab/>由于本发明在反应槽分解之前</text:p>
                </text:list-item>
              </text:list>
            </text:list-item>
            <text:list-item>
              <text:p text:style-name="P30"><text:span text:style-name="T4">#_ </text:span>M-13a<text:tab/><text:tab/>:d-2</text:p>
              <text:list>
                <text:list-item>
                  <text:p text:style-name="P30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0">#2<text:tab/>界面上反应元素的</text:p>
                      <text:list>
                        <text:list-item>
                          <text:p text:style-name="P30"><text:soft-page-break/>传质过程<text:tab/><text:tab/>:w</text:p>
                        </text:list-item>
                        <text:list-item>
                          <text:p text:style-name="P30">氧化焰<text:tab/><text:tab/>:w</text:p>
                        </text:list-item>
                      </text:list>
                    </text:list-item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/>
      <text:p text:style-name="P4">[next]</text:p>
      <text:list xml:id="list6923446594935136137" text:style-name="L24">
        <text:list-item>
          <text:p text:style-name="P77">TASK : M-13 #6</text:p>
        </text:list-item>
      </text:list>
      <text:p text:style-name="P4">[further]</text:p>
      <text:p text:style-name="P10"><text:line-break/><text:span text:style-name="T5">[/ XXX] 20200516_171149</text:span></text:p>
      <text:p text:style-name="P10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3121789279936297692" text:style-name="L25">
        <text:list-item>
          <text:p text:style-name="P44">REVIEW </text:p>
        </text:list-item>
        <text:list-item>
          <text:p text:style-name="P44">TASK-1 : <text:s/>M-13</text:p>
          <text:list>
            <text:list-item>
              <text:p text:style-name="P44">#7<text:tab/>“由于在本发明的每一步骤之后”</text:p>
            </text:list-item>
            <text:list-item>
              <text:p text:style-name="P44">==&gt; comp</text:p>
              <text:list>
                <text:list-item>
                  <text:p text:style-name="P44"><text:span text:style-name="T4">#_ </text:span>text file</text:p>
                  <text:list>
                    <text:list-item>
                      <text:p text:style-name="P44">add ==&gt; datetime</text:p>
                    </text:list-item>
                  </text:list>
                </text:list-item>
                <text:list-item>
                  <text:p text:style-name="P44"><text:soft-page-break/><text:span text:style-name="T4">#_ </text:span>sheet</text:p>
                  <text:list>
                    <text:list-item>
                      <text:p text:style-name="P44">enter : “ended” datetime</text:p>
                    </text:list-item>
                    <text:list-item>
                      <text:p text:style-name="P44">change color : <text:span text:style-name="T6">黄色４</text:span></text:p>
                    </text:list-item>
                  </text:list>
                </text:list-item>
                <text:list-item>
                  <text:p text:style-name="P63">sheet : 37#23_11.[CO2].[admin].ods : tab “4_memos”</text:p>
                  <text:list>
                    <text:list-item>
                      <text:p text:style-name="P63">add new info</text:p>
                      <text:list>
                        <text:list-item>
                          <text:p text:style-name="P63">method</text:p>
                        </text:list-item>
                      </text:list>
                    </text:list-item>
                  </text:list>
                </text:list-item>
                <text:list-item>
                  <text:p text:style-name="P63">documentation</text:p>
                  <text:list>
                    <text:list-item>
                      <text:p text:style-name="P63">what found </text:p>
                    </text:list-item>
                    <text:list-item>
                      <text:p text:style-name="P63">questions</text:p>
                      <text:list>
                        <text:list-item>
                          <text:p text:style-name="P63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3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209922" text:continue-numbering="true" text:style-name="L25">
          <text:list-item>
            <text:list>
              <text:list-item>
                <text:p text:style-name="P44">#3</text:p>
                <text:list>
                  <text:list-item>
                    <text:p text:style-name="P44">adsorption<text:tab/>:w</text:p>
                  </text:list-item>
                </text:list>
              </text:list-item>
              <text:list-item>
                <text:p text:style-name="P44">#4</text:p>
                <text:list>
                  <text:list-item>
                    <text:p text:style-name="P44">one-millionth of a metre</text:p>
                    <text:list>
                      <text:list-item>
                        <text:p text:style-name="P44">==&gt; <office:annotation office:name="__Annotation__20261_982960151"><dc:creator>iwabuchi ken</dc:creator><dc:date>2020-05-17T18:12:49.41</dc:date><text:p text:style-name="P96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234697" text:continue-numbering="true" text:style-name="L25">
        <text:list-item>
          <text:list>
            <text:list-item>
              <text:p text:style-name="P63">documentation</text:p>
              <text:list>
                <text:list-item>
                  <text:p text:style-name="P63">what found </text:p>
                </text:list-item>
                <text:list-item>
                  <text:p text:style-name="P63">questions</text:p>
                  <text:list>
                    <text:list-item>
                      <text:p text:style-name="P63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3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1583703469572770720" text:style-name="L26">
        <text:list-item>
          <text:p text:style-name="P78">TASK : M-15,n</text:p>
        </text:list-item>
      </text:list>
      <text:p text:style-name="P4">[further]</text:p>
      <text:p text:style-name="P10"><text:line-break/><text:span text:style-name="T5">[/ XXX] 20200517_182115</text:span></text:p>
      <text:p text:style-name="P10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7755971948910387592" text:style-name="L27">
        <text:list-item>
          <text:p text:style-name="P45">REVIEW </text:p>
        </text:list-item>
        <text:list-item>
          <text:p text:style-name="P45">TASK-1 : M-15,n</text:p>
        </text:list-item>
      </text:list>
      <text:section text:style-name="Sect1" text:name="セクション3">
        <text:list xml:id="list37207523" text:continue-numbering="true" text:style-name="L27">
          <text:list-item>
            <text:list>
              <text:list-item>
                <text:p text:style-name="P45">read</text:p>
                <text:list>
                  <text:list-item>
                    <text:p text:style-name="P45">#1</text:p>
                  </text:list-item>
                  <text:list-item>
                    <text:p text:style-name="P45">#2</text:p>
                  </text:list-item>
                  <text:list-item>
                    <text:p text:style-name="P45">#3</text:p>
                  </text:list-item>
                  <text:list-item>
                    <text:p text:style-name="P45">#4</text:p>
                  </text:list-item>
                  <text:list-item>
                    <text:p text:style-name="P45">#5</text:p>
                  </text:list-item>
                </text:list>
              </text:list-item>
            </text:list>
          </text:list-item>
        </text:list>
      </text:section>
      <text:list xml:id="list37223429" text:continue-numbering="true" text:style-name="L27">
        <text:list-item>
          <text:list>
            <text:list-item>
              <text:p text:style-name="P45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3">CO2 can be converted to ==&gt; ethanol, formic acid, a.o.</text:p>
          </table:table-cell>
        </table:table-row>
      </table:table>
      <text:list xml:id="list37227022" text:continue-numbering="true" text:style-name="L27">
        <text:list-item>
          <text:p text:style-name="P45">TASK-2 : M-16,n<text:tab/>/ :d-2</text:p>
          <text:list>
            <text:list-item>
              <text:p text:style-name="P45">read</text:p>
              <text:list>
                <text:list-item>
                  <text:p text:style-name="P45">#1</text:p>
                  <text:list>
                    <text:list-item>
                      <text:p text:style-name="P45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5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6">1</text:p>
          </table:table-cell>
          <table:table-cell table:style-name="表7.B1" office:value-type="string">
            <text:p text:style-name="P13">formate ==&gt; a form of strorage for RE<text:note text:id="ftn6" text:note-class="footnote"><text:note-citation>6</text:note-citation><text:note-body><text:p text:style-name="P18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3">#1.1</text:p>
          </table:table-cell>
        </table:table-row>
        <table:table-row>
          <table:table-cell table:style-name="表7.A2" office:value-type="float" office:value="2">
            <text:p text:style-name="P16">2</text:p>
          </table:table-cell>
          <table:table-cell table:style-name="表7.B2" office:value-type="string">
            <text:p text:style-name="P13">TEOA ==&gt; enhance catalytic reactions</text:p>
          </table:table-cell>
          <table:table-cell table:style-name="表7.C2" office:value-type="string">
            <text:p text:style-name="P13">#3</text:p>
          </table:table-cell>
        </table:table-row>
        <table:table-row>
          <table:table-cell table:style-name="表7.A2" office:value-type="float" office:value="3">
            <text:p text:style-name="P16">3</text:p>
          </table:table-cell>
          <table:table-cell table:style-name="表7.B2" office:value-type="string">
            <text:p text:style-name="P13">this paper ==&gt; use ruthenium catalysit</text:p>
          </table:table-cell>
          <table:table-cell table:style-name="表7.C2" office:value-type="string">
            <text:p text:style-name="P13">#[TWX]</text:p>
          </table:table-cell>
        </table:table-row>
      </table:table>
      <text:list xml:id="list37220440" text:continue-numbering="true" text:style-name="L27">
        <text:list-item>
          <text:list>
            <text:list-item>
              <text:p text:style-name="P45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3">Earth-abundant photocatalytic systems for the visible-light-driven reduction of CO2 to CO†<text:note text:id="ftn7" text:note-class="footnote"><text:note-citation>7</text:note-citation><text:note-body><text:p text:style-name="P13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3">search “electron donor BIH”</text:p>
          </table:table-cell>
        </table:table-row>
      </table:table>
      <text:list xml:id="list37228349" text:continue-numbering="true" text:style-name="L27">
        <text:list-item>
          <text:list>
            <text:list-item>
              <text:p text:style-name="P45"/>
            </text:list-item>
          </text:list>
        </text:list-item>
      </text:list>
      <text:p text:style-name="P4"/>
      <text:p text:style-name="P4">[next] </text:p>
      <text:list xml:id="list3090959496999668620" text:style-name="L28">
        <text:list-item>
          <text:p text:style-name="P46">TASK : search : <text:s/><text:span text:style-name="T3">https://duckduckgo.com/?ia=web<text:tab/>split CO2</text:span></text:p>
        </text:list-item>
      </text:list>
      <text:p text:style-name="P4">[further]</text:p>
      <text:p text:style-name="P10"><text:line-break/><text:span text:style-name="T5">[/ XXX] 20200518_172808</text:span></text:p>
      <text:p text:style-name="P10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6859550867336583795" text:style-name="L29">
        <text:list-item>
          <text:p text:style-name="P47">REVIEW </text:p>
        </text:list-item>
        <text:list-item>
          <text:p text:style-name="P47">TASK-1 : <text:span text:style-name="T3">https://duckduckgo.com/?ia=web<text:tab/>split CO2</text:span></text:p>
          <text:list>
            <text:list-item>
              <text:p text:style-name="P47">FOUND</text:p>
              <text:list>
                <text:list-item>
                  <text:p text:style-name="P47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6146380479974991956" text:style-name="L30">
        <text:list-item>
          <text:p text:style-name="P79">TASK : M-20 ==&gt; read</text:p>
        </text:list-item>
      </text:list>
      <text:p text:style-name="P4">[further]</text:p>
      <text:p text:style-name="P10"><text:line-break/><text:span text:style-name="T5">[/ XXX] 20200519_154603</text:span></text:p>
      <text:p text:style-name="P12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8668888582137703441" text:style-name="L31">
        <text:list-item>
          <text:p text:style-name="P48">REVIEW </text:p>
        </text:list-item>
        <text:list-item>
          <text:p text:style-name="P48">TASK-1 : M-20 ==&gt; read</text:p>
        </text:list-item>
      </text:list>
      <text:section text:style-name="Sect1" text:name="セクション4">
        <text:list xml:id="list37221493" text:continue-numbering="true" text:style-name="L31">
          <text:list-item>
            <text:list>
              <text:list-item>
                <text:p text:style-name="P48">#1<text:tab/>Solar thermochemical splitting of CO2</text:p>
              </text:list-item>
              <text:list-item>
                <text:p text:style-name="P48">#2</text:p>
              </text:list-item>
              <text:list-item>
                <text:p text:style-name="P48">#4</text:p>
                <text:list>
                  <text:list-item>
                    <text:p text:style-name="P48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230994" text:continue-numbering="true" text:style-name="L31">
        <text:list-item>
          <text:list>
            <text:list-item>
              <text:p text:style-name="P48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5">1</text:p>
          </table:table-cell>
          <table:table-cell table:style-name="表9.B1" office:value-type="string">
            <text:list xml:id="list1246330986287993563" text:style-name="L32">
              <text:list-item>
                <text:p text:style-name="P20">Sabatier reaction ==&gt; CO2 to CH4</text:p>
                <text:list>
                  <text:list-item>
                    <text:p text:style-name="P20">400 (C) + pressure</text:p>
                  </text:list-item>
                </text:list>
              </text:list-item>
              <text:list-item>
                <text:p text:style-name="P20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231773" text:continue-list="list37230994" text:style-name="L31">
        <text:list-item>
          <text:p text:style-name="P48">TASK-2 : MEMO-2 : 炭酸塩固定</text:p>
          <text:list>
            <text:list-item>
              <text:p text:style-name="P48">T-2.1 : search ==&gt; S-5</text:p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52689189097244064" text:style-name="L33">
        <text:list-item>
          <text:p text:style-name="P49">TASK : M-22.1 (cont.)</text:p>
          <text:list>
            <text:list-item>
              <text:p text:style-name="P49">#2</text:p>
            </text:list-item>
          </text:list>
        </text:list-item>
      </text:list>
      <text:p text:style-name="P4">[further]</text:p>
      <text:p text:style-name="P10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6962595057433611288" text:style-name="L34">
        <text:list-item>
          <text:p text:style-name="P50">REVIEW </text:p>
        </text:list-item>
        <text:list-item>
          <text:p text:style-name="P50">TASK-1 : M-22.1 (cont.) / :d-1</text:p>
        </text:list-item>
      </text:list>
      <text:section text:style-name="Sect1" text:name="セクション5">
        <text:list xml:id="list37235271" text:continue-numbering="true" text:style-name="L34">
          <text:list-item>
            <text:list>
              <text:list-item>
                <text:p text:style-name="P50">#2</text:p>
                <text:list>
                  <text:list-item>
                    <text:p text:style-name="P50">pHスイング<text:tab/>:w</text:p>
                  </text:list-item>
                  <text:list-item>
                    <text:p text:style-name="P50"><text:soft-page-break/>NH4Cl水溶液<text:tab/>:w</text:p>
                  </text:list-item>
                </text:list>
              </text:list-item>
              <text:list-item>
                <text:p text:style-name="P50">#3</text:p>
              </text:list-item>
              <text:list-item>
                <text:p text:style-name="P50">#4</text:p>
              </text:list-item>
              <text:list-item>
                <text:p text:style-name="P50">#5</text:p>
              </text:list-item>
              <text:list-item>
                <text:p text:style-name="P50">#6</text:p>
                <text:list>
                  <text:list-item>
                    <text:p text:style-name="P50">CO2鉱物化<text:tab/>:w</text:p>
                  </text:list-item>
                  <text:list-item>
                    <text:p text:style-name="P50"/>
                  </text:list-item>
                </text:list>
              </text:list-item>
            </text:list>
          </text:list-item>
        </text:list>
      </text:section>
      <text:list xml:id="list37204775" text:continue-numbering="true" text:style-name="L34">
        <text:list-item>
          <text:list>
            <text:list-item>
              <text:p text:style-name="P50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5"/>
          </table:table-cell>
          <table:table-cell table:style-name="表10.B1" office:value-type="string">
            <text:p text:style-name="P17">粉砕処理に、お金がかかる</text:p>
          </table:table-cell>
        </table:table-row>
        <table:table-row>
          <table:table-cell table:style-name="表10.A2" office:value-type="string">
            <text:p text:style-name="P15"/>
          </table:table-cell>
          <table:table-cell table:style-name="表10.B2" office:value-type="string">
            <text:p text:style-name="P17">運転コストは、前のバージョンと比べて、1/3</text:p>
          </table:table-cell>
        </table:table-row>
        <table:table-row>
          <table:table-cell table:style-name="表10.A2" office:value-type="string">
            <text:p text:style-name="P15"/>
          </table:table-cell>
          <table:table-cell table:style-name="表10.B2" office:value-type="string">
            <text:p text:style-name="P17">必要な機器　=&gt;　高価</text:p>
          </table:table-cell>
        </table:table-row>
      </table:table>
      <text:list xml:id="list37216364" text:continue-numbering="true" text:style-name="L34">
        <text:list-item>
          <text:list>
            <text:list-item>
              <text:p text:style-name="P64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/>
          </table:table-cell>
          <table:table-cell table:style-name="表11.B1" office:value-type="string">
            <text:p text:style-name="P17">-</text:p>
          </table:table-cell>
        </table:table-row>
      </table:table>
      <text:list xml:id="list37234844" text:continue-numbering="true" text:style-name="L34">
        <text:list-item>
          <text:p text:style-name="P64">TASK-2 : view pages</text:p>
          <text:list>
            <text:list-item>
              <text:list>
                <text:list-item>
                  <text:p text:style-name="P50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0">二酸化炭素の海洋隔離に伴う環境影響予測技術開発（第Ⅰ～Ⅱ編） ==&gt; to material list</text:p>
                    </text:list-item>
                    <text:list-item>
                      <text:p text:style-name="P50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5"/>
          </table:table-cell>
          <table:table-cell table:style-name="表12.B1" office:value-type="string">
            <text:p text:style-name="P17">地中に、CO2ガス（気体）を入れる</text:p>
          </table:table-cell>
        </table:table-row>
        <table:table-row>
          <table:table-cell table:style-name="表12.A2" office:value-type="string">
            <text:p text:style-name="P15"/>
          </table:table-cell>
          <table:table-cell table:style-name="表12.B2" office:value-type="string">
            <text:p text:style-name="P17"/>
          </table:table-cell>
        </table:table-row>
      </table:table>
      <text:list xml:id="list37234949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0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TASK-3</text:p>
          <text:list>
            <text:list-item>
              <text:p text:style-name="P50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1160387338838381771" text:style-name="L35">
        <text:list-item>
          <text:p text:style-name="P89"><text:soft-page-break/>「ジオリアクター」　=&gt;　調査、もういい。</text:p>
        </text:list-item>
        <text:list-item>
          <text:p text:style-name="P80">TASK-1 : search ==&gt; S-6~8</text:p>
        </text:list-item>
      </text:list>
      <text:p text:style-name="P4">[further]</text:p>
      <text:p text:style-name="P10"><text:line-break/><text:span text:style-name="T5">[/ XXX] 20200521_181821</text:span></text:p>
      <text:p text:style-name="P10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8495230425830552399" text:style-name="L36">
        <text:list-item>
          <text:p text:style-name="P51">REVIEW </text:p>
        </text:list-item>
        <text:list-item>
          <text:p text:style-name="P51">TASK-1 : S-7 ==&gt; co2 conversion to methane</text:p>
          <text:list>
            <text:list-item>
              <text:p text:style-name="P65">M-23<text:tab/><text:tab/>:d-1</text:p>
            </text:list-item>
          </text:list>
        </text:list-item>
      </text:list>
      <text:section text:style-name="Sect1" text:name="セクション6">
        <text:list xml:id="list37224982" text:continue-numbering="true" text:style-name="L36">
          <text:list-item>
            <text:list>
              <text:list-item>
                <text:list>
                  <text:list-item>
                    <text:p text:style-name="P65">#1</text:p>
                  </text:list-item>
                  <text:list-item>
                    <text:p text:style-name="P51">#2</text:p>
                  </text:list-item>
                  <text:list-item>
                    <text:p text:style-name="P51">#3</text:p>
                    <text:list>
                      <text:list-item>
                        <text:p text:style-name="P51">two-pot procedure<text:tab/>:w</text:p>
                      </text:list-item>
                    </text:list>
                  </text:list-item>
                  <text:list-item>
                    <text:p text:style-name="P51">#4</text:p>
                    <text:list>
                      <text:list-item>
                        <text:p text:style-name="P51">water oxidation :w</text:p>
                      </text:list-item>
                    </text:list>
                  </text:list-item>
                  <text:list-item>
                    <text:p text:style-name="P51">#5</text:p>
                    <text:list>
                      <text:list-item>
                        <text:p text:style-name="P51">gas diffusion electrode<text:tab/>:w</text:p>
                      </text:list-item>
                    </text:list>
                  </text:list-item>
                  <text:list-item>
                    <text:p text:style-name="P51">#6</text:p>
                    <text:list>
                      <text:list-item>
                        <text:p text:style-name="P51">impurities<text:tab/>:w</text:p>
                      </text:list-item>
                      <text:list-item>
                        <text:p text:style-name="P51">Catalyst poisoning :w</text:p>
                      </text:list-item>
                    </text:list>
                  </text:list-item>
                  <text:list-item>
                    <text:p text:style-name="P51">#7</text:p>
                    <text:list>
                      <text:list-item>
                        <text:p text:style-name="P51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222518" text:continue-numbering="true" text:style-name="L36">
        <text:list-item>
          <text:list>
            <text:list-item>
              <text:list>
                <text:list-item>
                  <text:p text:style-name="P51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5">1</text:p>
          </table:table-cell>
          <table:table-cell table:style-name="表13.B1" office:value-type="string">
            <text:p text:style-name="P17">use iron complex, not that of ruthenium</text:p>
          </table:table-cell>
        </table:table-row>
        <table:table-row>
          <table:table-cell table:style-name="表13.A2" office:value-type="float" office:value="2">
            <text:p text:style-name="P15">2</text:p>
          </table:table-cell>
          <table:table-cell table:style-name="表13.B2" office:value-type="string">
            <text:p text:style-name="P17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5">3</text:p>
          </table:table-cell>
          <table:table-cell table:style-name="表13.B2" office:value-type="string">
            <text:p text:style-name="P17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5">4</text:p>
          </table:table-cell>
          <table:table-cell table:style-name="表13.B2" office:value-type="string">
            <text:p text:style-name="P17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5">5</text:p>
          </table:table-cell>
          <table:table-cell table:style-name="表13.B2" office:value-type="string">
            <text:p text:style-name="P17">known (so they say) : from CO2 to CH4 ==&gt; first step in the process is : CO2 → CO (then, CO → CH4)</text:p>
          </table:table-cell>
        </table:table-row>
      </table:table>
      <text:list xml:id="list37232460" text:continue-numbering="true" text:style-name="L36">
        <text:list-item>
          <text:list>
            <text:list-item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05919026098607173" text:style-name="L37">
        <text:list-item>
          <text:p text:style-name="P81">TASK : M-24,n</text:p>
        </text:list-item>
      </text:list>
      <text:p text:style-name="P4">[further]</text:p>
      <text:p text:style-name="P10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326027247840182877" text:style-name="L38">
        <text:list-item>
          <text:p text:style-name="P52">REVIEW </text:p>
        </text:list-item>
        <text:list-item>
          <text:p text:style-name="P52"><text:soft-page-break/>TASK-1 : M-24,n</text:p>
          <text:list>
            <text:list-item>
              <text:p text:style-name="P52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2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5">1</text:p>
          </table:table-cell>
          <table:table-cell table:style-name="表15.B1" office:value-type="string">
            <text:p text:style-name="P17">the research team was initially targeting for CO2-CO conversion, not methane.</text:p>
          </table:table-cell>
        </table:table-row>
      </table:table>
      <text:list xml:id="list37232861" text:continue-numbering="true" text:style-name="L38">
        <text:list-item>
          <text:p text:style-name="P52">TASK-2 : search ==&gt; S-7 ==&gt; co2 conversion to methane </text:p>
          <text:list>
            <text:list-item>
              <text:p text:style-name="P52">==&gt; OK</text:p>
            </text:list-item>
          </text:list>
        </text:list-item>
        <text:list-item>
          <text:p text:style-name="P52">TASK-3 : read ==&gt; M-26.n</text:p>
          <text:list>
            <text:list-item>
              <text:p text:style-name="P52">read</text:p>
              <text:list>
                <text:list-item>
                  <text:p text:style-name="P52">#1</text:p>
                </text:list-item>
                <text:list-item>
                  <text:p text:style-name="P52">#2</text:p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5">1</text:p>
          </table:table-cell>
          <table:table-cell table:style-name="表16.B1" office:value-type="string">
            <text:p text:style-name="P17">methane ==&gt; hydrogen carrier</text:p>
          </table:table-cell>
          <table:table-cell table:style-name="表16.C1" office:value-type="string">
            <text:p text:style-name="P17">#2</text:p>
          </table:table-cell>
        </table:table-row>
        <table:table-row>
          <table:table-cell table:style-name="表16.A2" office:value-type="float" office:value="2">
            <text:p text:style-name="P15">2</text:p>
          </table:table-cell>
          <table:table-cell table:style-name="表16.B2" office:value-type="string">
            <text:p text:style-name="P17">this method requires ==&gt; 100 degrees C</text:p>
            <text:list xml:id="list4604771616683957971" text:style-name="L39">
              <text:list-item>
                <text:p text:style-name="P21">ruthenium catalyst</text:p>
              </text:list-item>
              <text:list-item>
                <text:p text:style-name="P21">100 deg. C</text:p>
              </text:list-item>
            </text:list>
          </table:table-cell>
          <table:table-cell table:style-name="表16.C2" office:value-type="string">
            <text:p text:style-name="P17">#3</text:p>
          </table:table-cell>
        </table:table-row>
      </table:table>
      <text:list xml:id="list37207592" text:continue-list="list37232861" text:style-name="L38">
        <text:list-item>
          <text:p text:style-name="P52"/>
        </text:list-item>
      </text:list>
      <text:p text:style-name="P4"/>
      <text:p text:style-name="P4">[next]</text:p>
      <text:list xml:id="list6494760400851653028" text:style-name="L40">
        <text:list-item>
          <text:p text:style-name="P82">TASK : M-27.n → read</text:p>
        </text:list-item>
      </text:list>
      <text:p text:style-name="P4">[further]</text:p>
      <text:p text:style-name="P10"><text:line-break/><text:soft-page-break/><text:span text:style-name="T5">[/ XXX] 20200523_184516</text:span></text:p>
      <text:p text:style-name="P10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4032202740636412661" text:style-name="L41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read : M-27.n → read<text:tab/>:d-1</text:p>
              <text:list>
                <text:list-item>
                  <text:p text:style-name="P53"/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5">1</text:p>
          </table:table-cell>
          <table:table-cell table:style-name="表17.B1" office:value-type="string">
            <text:p text:style-name="P17">requires : </text:p>
            <text:list xml:id="list3197700076128070558" text:style-name="L42">
              <text:list-item>
                <text:p text:style-name="P22">temp : 300 deg.C</text:p>
              </text:list-item>
              <text:list-item>
                <text:p text:style-name="P22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5">2</text:p>
          </table:table-cell>
          <table:table-cell table:style-name="表17.B2" office:value-type="string">
            <text:p text:style-name="P17"/>
          </table:table-cell>
        </table:table-row>
      </table:table>
      <text:list xml:id="list37204950" text:continue-list="list37207592" text:style-name="L38">
        <text:list-item>
          <text:p text:style-name="P52">TASK-2 : M-28.n</text:p>
          <text:list>
            <text:list-item>
              <text:p text:style-name="P52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5">1</text:p>
          </table:table-cell>
          <table:table-cell table:style-name="表18.B1" office:value-type="string">
            <text:p text:style-name="P17">requires : </text:p>
            <text:p text:style-name="P17">catalyst : nanosilica (has defects)</text:p>
          </table:table-cell>
        </table:table-row>
        <table:table-row>
          <table:table-cell table:style-name="表18.A2" office:value-type="float" office:value="2">
            <text:p text:style-name="P15">2</text:p>
          </table:table-cell>
          <table:table-cell table:style-name="表18.B2" office:value-type="string">
            <text:p text:style-name="P17">if the catalyst gets deactivated ==&gt; heat up → back again</text:p>
          </table:table-cell>
        </table:table-row>
      </table:table>
      <text:list xml:id="list37228501" text:continue-numbering="true" text:style-name="L38">
        <text:list-item>
          <text:p text:style-name="P52"><text:soft-page-break/></text:p>
        </text:list-item>
      </text:list>
      <text:p text:style-name="P4"/>
      <text:p text:style-name="P4">[next]</text:p>
      <text:list xml:id="list7441120459839543740" text:style-name="L43">
        <text:list-item>
          <text:p text:style-name="P83">TASK : M-29 ~</text:p>
        </text:list-item>
      </text:list>
      <text:p text:style-name="P4">[further]</text:p>
      <text:p text:style-name="P10"><text:line-break/><text:span text:style-name="T5">[/ XXX] 20200524_141511</text:span></text:p>
      <text:p text:style-name="P10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7799438463423722256" text:style-name="L44">
        <text:list-item>
          <text:p text:style-name="P54">REVIEW </text:p>
        </text:list-item>
        <text:list-item>
          <text:p text:style-name="P54">TASK-1 : <text:s/>M-29</text:p>
        </text:list-item>
      </text:list>
      <text:list xml:id="list37229490" text:continue-list="list37228501" text:style-name="L38">
        <text:list-item>
          <text:list>
            <text:list-item>
              <text:p text:style-name="P52">read</text:p>
            </text:list-item>
            <text:list-item>
              <text:p text:style-name="P52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5">1</text:p>
          </table:table-cell>
          <table:table-cell table:style-name="表19.B1" office:value-type="string">
            <text:p text:style-name="P17">plasma synthesis</text:p>
          </table:table-cell>
        </table:table-row>
        <table:table-row>
          <table:table-cell table:style-name="表19.A2" office:value-type="float" office:value="2">
            <text:p text:style-name="P15">2</text:p>
          </table:table-cell>
          <table:table-cell table:style-name="表19.B2" office:value-type="string">
            <text:p text:style-name="P17">room temperature</text:p>
          </table:table-cell>
        </table:table-row>
        <table:table-row>
          <table:table-cell table:style-name="表19.A2" office:value-type="float" office:value="3">
            <text:p text:style-name="P15">3</text:p>
          </table:table-cell>
          <table:table-cell table:style-name="表19.B2" office:value-type="string">
            <text:p text:style-name="P17">CO2 to directly and one-step-wise → methanol (liquid)</text:p>
          </table:table-cell>
        </table:table-row>
      </table:table>
      <text:list xml:id="list6312791858923746240" text:style-name="L45">
        <text:list-item>
          <text:p text:style-name="P55"/>
        </text:list-item>
      </text:list>
      <text:p text:style-name="P13"/>
      <text:p text:style-name="P4"><text:soft-page-break/></text:p>
      <text:p text:style-name="P4">[next]</text:p>
      <text:list xml:id="list5613869088854271568" text:style-name="L46">
        <text:list-item>
          <text:p text:style-name="P84">TASK : read on !</text:p>
        </text:list-item>
      </text:list>
      <text:p text:style-name="P4">[further]</text:p>
      <text:p text:style-name="P10"><text:line-break/><text:span text:style-name="T5">[/ XXX] 20200524_190627</text:span></text:p>
      <text:p text:style-name="P10"/>
      <text:p text:style-name="P2"/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3810580353660226950" text:style-name="L47">
        <text:list-item>
          <text:p text:style-name="P56">REVIEW </text:p>
        </text:list-item>
        <text:list-item>
          <text:p text:style-name="P56">TASK-1 : M-30.1<text:tab/>:d-1</text:p>
          <text:list>
            <text:list-item>
              <text:p text:style-name="P56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229500" text:continue-numbering="true" text:style-name="L47">
          <text:list-item>
            <text:list>
              <text:list-item>
                <text:list>
                  <text:list-item>
                    <text:p text:style-name="P56">#4</text:p>
                  </text:list-item>
                </text:list>
              </text:list-item>
            </text:list>
          </text:list-item>
        </text:list>
        <text:p text:style-name="P13"/>
      </text:section>
      <text:list xml:id="list37205818" text:continue-numbering="true" text:style-name="L47">
        <text:list-item>
          <text:list>
            <text:list-item>
              <text:list>
                <text:list-item>
                  <text:p text:style-name="P56">c</text:p>
                </text:list-item>
              </text:list>
            </text:list-item>
            <text:list-item>
              <text:p text:style-name="P56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5">1</text:p>
          </table:table-cell>
          <table:table-cell table:style-name="表20.B1" office:value-type="string">
            <text:p text:style-name="P17"/>
          </table:table-cell>
        </table:table-row>
        <table:table-row>
          <table:table-cell table:style-name="表20.A2" office:value-type="float" office:value="2">
            <text:p text:style-name="P15">2</text:p>
          </table:table-cell>
          <table:table-cell table:style-name="表20.B2" office:value-type="string">
            <text:p text:style-name="P17"/>
          </table:table-cell>
        </table:table-row>
      </table:table>
      <text:list xml:id="list37211829" text:continue-numbering="true" text:style-name="L47">
        <text:list-item>
          <text:p text:style-name="P56">TASK-2 : M-30.2<text:tab/>:d-2</text:p>
          <text:list>
            <text:list-item>
              <text:p text:style-name="P56">read</text:p>
              <text:list>
                <text:list-item>
                  <text:list>
                    <text:list-item>
                      <text:p text:style-name="P56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223506" text:continue-numbering="true" text:style-name="L47">
          <text:list-item>
            <text:list>
              <text:list-item>
                <text:list>
                  <text:list-item>
                    <text:p text:style-name="P56">aa</text:p>
                  </text:list-item>
                  <text:list-item>
                    <text:p text:style-name="P56">bb</text:p>
                  </text:list-item>
                  <text:list-item>
                    <text:p text:style-name="P56">cc</text:p>
                  </text:list-item>
                </text:list>
              </text:list-item>
            </text:list>
          </text:list-item>
        </text:list>
      </text:section>
      <text:list xml:id="list37218686" text:continue-numbering="true" text:style-name="L47">
        <text:list-item>
          <text:list>
            <text:list-item>
              <text:p text:style-name="P56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7">needs catalyst, as well ? (as well as plasma)</text:p>
          </table:table-cell>
        </table:table-row>
        <table:table-row>
          <table:table-cell table:style-name="表14.A2" office:value-type="float" office:value="2">
            <text:p text:style-name="P15">2</text:p>
          </table:table-cell>
          <table:table-cell table:style-name="表14.B2" office:value-type="string">
            <text:p text:style-name="P17">syngas to fuel ==&gt; requires heat</text:p>
          </table:table-cell>
        </table:table-row>
      </table:table>
      <text:list xml:id="list37226846" text:continue-numbering="true" text:style-name="L47">
        <text:list-item>
          <text:list>
            <text:list-item>
              <text:p text:style-name="P56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5">1</text:p>
          </table:table-cell>
          <table:table-cell table:style-name="表21.B1" office:value-type="string">
            <text:p text:style-name="P17">plasma reator ==&gt; energy cost → how much?</text:p>
          </table:table-cell>
        </table:table-row>
      </table:table>
      <text:list xml:id="list37214015" text:continue-numbering="true" text:style-name="L47">
        <text:list-item>
          <text:p text:style-name="P56">aaa</text:p>
        </text:list-item>
      </text:list>
      <text:p text:style-name="P4"/>
      <text:p text:style-name="P4">[next]</text:p>
      <text:list xml:id="list6111242459567481086" text:style-name="L48">
        <text:list-item>
          <text:p text:style-name="P85">TASK : M-30.3</text:p>
        </text:list-item>
      </text:list>
      <text:p text:style-name="P4">[further]</text:p>
      <text:p text:style-name="P10"><text:line-break/><text:span text:style-name="T5">[/ XXX] 20200526_162218</text:span></text:p>
      <text:p text:style-name="P10"/>
      <text:p text:style-name="P2"/>
      <text:p text:style-name="P4"><text:span text:style-name="T2">23_29</text:span>----------------------------------------------------------------</text:p>
      <text:p text:style-name="P8">[30] res free# JVEMV6 37#23_X / 37. miscs / 23. CO2 / 20200527_124556</text:p>
      <text:p text:style-name="P5"/>
      <text:p text:style-name="P4">[do] <text:span text:style-name="T4">#_ </text:span></text:p>
      <text:list xml:id="list37222925" text:continue-list="list37214015" text:style-name="L47">
        <text:list-item>
          <text:p text:style-name="P56">REVIEW </text:p>
        </text:list-item>
        <text:list-item>
          <text:p text:style-name="P56">SEG-1 : plasma reactor</text:p>
          <text:list>
            <text:list-item>
              <text:p text:style-name="P56"><text:soft-page-break/>S-1.1 : search ==&gt; S-10</text:p>
              <text:list>
                <text:list-item>
                  <text:p text:style-name="P56">==&gt; doc : 34,35,36</text:p>
                </text:list-item>
              </text:list>
            </text:list-item>
          </text:list>
        </text:list-item>
        <text:list-item>
          <text:p text:style-name="P56">SEG-2 : search ==&gt; S-12</text:p>
        </text:list-item>
        <text:list-item>
          <text:p text:style-name="P56">TASK-1</text:p>
          <text:list>
            <text:list-item>
              <text:p text:style-name="P56">read : M-36<text:tab/>:d-1</text:p>
            </text:list-item>
          </text:list>
        </text:list-item>
      </text:list>
      <text:section text:style-name="Sect1" text:name="セクション10">
        <text:list xml:id="list37219721" text:continue-numbering="true" text:style-name="L47">
          <text:list-item>
            <text:list>
              <text:list-item>
                <text:list>
                  <text:list-item>
                    <text:p text:style-name="P56">#2</text:p>
                  </text:list-item>
                  <text:list-item>
                    <text:p text:style-name="P56">#2.1</text:p>
                  </text:list-item>
                  <text:list-item>
                    <text:p text:style-name="P56">cc</text:p>
                  </text:list-item>
                </text:list>
              </text:list-item>
            </text:list>
          </text:list-item>
        </text:list>
      </text:section>
      <text:list xml:id="list37207001" text:continue-numbering="true" text:style-name="L47">
        <text:list-item>
          <text:list>
            <text:list-item>
              <text:p text:style-name="P56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5">1</text:p>
          </table:table-cell>
          <table:table-cell table:style-name="表24.B1" office:value-type="string">
            <text:p text:style-name="P17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5">2</text:p>
          </table:table-cell>
          <table:table-cell table:style-name="表24.B2" office:value-type="string">
            <text:p text:style-name="P17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216592" text:continue-numbering="true" text:style-name="L47">
        <text:list-item>
          <text:list>
            <text:list-item>
              <text:p text:style-name="P56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5"/>
          </table:table-cell>
          <table:table-cell table:style-name="表25.B1" office:value-type="string">
            <text:p text:style-name="P17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216165" text:continue-numbering="true" text:style-name="L47">
        <text:list-item>
          <text:list>
            <text:list-item>
              <text:p text:style-name="P56"/>
            </text:list-item>
          </text:list>
        </text:list-item>
      </text:list>
      <text:p text:style-name="P4"/>
      <text:p text:style-name="P4">[next]</text:p>
      <text:list xml:id="list4156322118111925174" text:style-name="L49">
        <text:list-item>
          <text:p text:style-name="P70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6">or, q-3,4</text:p>
        </text:list-item>
      </text:list>
      <text:p text:style-name="P4">[further]</text:p>
      <text:p text:style-name="P10"><text:line-break/><text:span text:style-name="T5">[/ XXX] 20200527_124538</text:span></text:p>
      <text:p text:style-name="P5"/>
      <text:p text:style-name="P2"/>
      <text:p text:style-name="P5"><text:soft-page-break/></text:p>
      <text:p text:style-name="P4"><text:span text:style-name="T2">23_30</text:span>----------------------------------------------------------------</text:p>
      <text:p text:style-name="P8">[31] res free# JVEMV6 37#23_X / 37. miscs / 23. CO2 / 20200528_143947</text:p>
      <text:p text:style-name="P5"/>
      <text:p text:style-name="P4">[do] <text:span text:style-name="T4">#_ </text:span></text:p>
      <text:list xml:id="list1517297023922996492" text:style-name="L50">
        <text:list-item>
          <text:p text:style-name="P57">REVIEW </text:p>
        </text:list-item>
        <text:list-item>
          <text:p text:style-name="P67">TASK-1 : M-45<text:tab/><text:tab/>:d-1</text:p>
          <text:list>
            <text:list-item>
              <text:p text:style-name="P67">#1 気体が電離してイオン化した状態</text:p>
            </text:list-item>
            <text:list-item>
              <text:p text:style-name="P67">#2 もう一つプラズマを表すために</text:p>
            </text:list-item>
            <text:list-item>
              <text:p text:style-name="P67">#3 デバイ長の半径を持つ球の中の</text:p>
            </text:list-item>
            <text:list-item>
              <text:p text:style-name="P67">==&gt; OK</text:p>
            </text:list-item>
          </text:list>
        </text:list-item>
        <text:list-item>
          <text:p text:style-name="P67">TASK-2 : M-44<text:tab/><text:tab/>:d-2</text:p>
          <text:list>
            <text:list-item>
              <text:p text:style-name="P67">==&gt; OK</text:p>
            </text:list-item>
          </text:list>
        </text:list-item>
        <text:list-item>
          <text:p text:style-name="P67">TASK-3 : M-39</text:p>
          <text:list>
            <text:list-item>
              <text:p text:style-name="P67">==&gt; continue</text:p>
            </text:list-item>
          </text:list>
        </text:list-item>
      </text:list>
      <text:p text:style-name="P4">[next]</text:p>
      <text:list xml:id="list37222568" text:continue-list="list6111242459567481086" text:style-name="L48">
        <text:list-item>
          <text:p text:style-name="P85">TASK : M-39 : #3</text:p>
        </text:list-item>
      </text:list>
      <text:p text:style-name="P4">[further]</text:p>
      <text:p text:style-name="P10"><text:line-break/><text:span text:style-name="T5">[/ XXX] 20200528_165249</text:span></text:p>
      <text:p text:style-name="P10"/>
      <text:p text:style-name="P88"><text:span text:style-name="T11">@@@</text:span></text:p>
      <text:p text:style-name="P4"><text:span text:style-name="T2">23_31</text:span>----------------------------------------------------------------</text:p>
      <text:p text:style-name="P8">[32] res free# JVEMV6 37#23_X / 37. miscs / 23. CO2 / <text:soft-page-break/>20200528_143947</text:p>
      <text:p text:style-name="P5"/>
      <text:p text:style-name="P4">[do] <text:span text:style-name="T4">#_ </text:span></text:p>
      <text:list xml:id="list72142003696454011" text:style-name="L53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read</text:p>
            </text:list-item>
          </text:list>
        </text:list-item>
        <text:list-item>
          <text:p text:style-name="P58"/>
        </text:list-item>
      </text:list>
      <text:p text:style-name="P4"/>
      <text:p text:style-name="P4">[next]</text:p>
      <text:list xml:id="list4070990558489304651" text:style-name="L54">
        <text:list-item>
          <text:p text:style-name="P87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5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8">[XX] res free# JVEMV6 37#23_X / 37. miscs / 23. CO2 / XXX</text:p>
      <text:p text:style-name="P4"/>
      <text:p text:style-name="P4">[do] <text:span text:style-name="T4">#_ </text:span></text:p>
      <text:list xml:id="list37228819" text:continue-list="list72142003696454011" text:style-name="L53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read</text:p>
            </text:list-item>
          </text:list>
        </text:list-item>
        <text:list-item>
          <text:p text:style-name="P58"/>
        </text:list-item>
      </text:list>
      <text:p text:style-name="P4"><text:soft-page-break/></text:p>
      <text:p text:style-name="P4">[next]</text:p>
      <text:list xml:id="list776581777655535410" text:style-name="L52">
        <text:list-item>
          <text:p text:style-name="P86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7224255" text:continue-list="list37216165" text:style-name="L47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read</text:p>
            </text:list-item>
          </text:list>
        </text:list-item>
      </text:list>
      <text:section text:style-name="Sect1" text:name="セクション8">
        <text:list xml:id="list37235058" text:continue-numbering="true" text:style-name="L47">
          <text:list-item>
            <text:list>
              <text:list-item>
                <text:list>
                  <text:list-item>
                    <text:p text:style-name="P56">aa</text:p>
                  </text:list-item>
                  <text:list-item>
                    <text:p text:style-name="P56">bb</text:p>
                  </text:list-item>
                  <text:list-item>
                    <text:p text:style-name="P56">cc</text:p>
                  </text:list-item>
                </text:list>
              </text:list-item>
            </text:list>
          </text:list-item>
        </text:list>
      </text:section>
      <text:list xml:id="list37207028" text:continue-numbering="true" text:style-name="L47">
        <text:list-item>
          <text:list>
            <text:list-item>
              <text:p text:style-name="P56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5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5">2</text:p>
          </table:table-cell>
          <table:table-cell table:style-name="表22.B2" office:value-type="string">
            <text:p text:style-name="P17"/>
          </table:table-cell>
        </table:table-row>
      </table:table>
      <text:list xml:id="list37208976" text:continue-numbering="true" text:style-name="L47">
        <text:list-item>
          <text:list>
            <text:list-item>
              <text:p text:style-name="P56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5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5">2</text:p>
          </table:table-cell>
          <table:table-cell table:style-name="表23.B2" office:value-type="string">
            <text:p text:style-name="P17"/>
          </table:table-cell>
        </table:table-row>
      </table:table>
      <text:list xml:id="list37214217" text:continue-numbering="true" text:style-name="L47">
        <text:list-item>
          <text:p text:style-name="P56"><text:soft-page-break/>aaa</text:p>
        </text:list-item>
        <text:list-item>
          <text:p text:style-name="P56">aa</text:p>
          <text:list>
            <text:list-item>
              <text:p text:style-name="P56"/>
            </text:list-item>
          </text:list>
        </text:list-item>
      </text:list>
      <text:p text:style-name="P13"/>
      <text:p text:style-name="P4"/>
      <text:p text:style-name="P4">[next]</text:p>
      <text:list xml:id="list37232306" text:continue-list="list37222568" text:style-name="L48">
        <text:list-item>
          <text:p text:style-name="P85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<text:soft-page-break/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92">###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31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141526087765094298" text:style-name="L51">
              <text:list-item>
                <text:p text:style-name="P23">C/P</text:p>
              </text:list-item>
              <text:list-item>
                <text:p text:style-name="P23">change</text:p>
                <text:list>
                  <text:list-item>
                    <text:p text:style-name="P23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9"><text:span text:style-name="T12"/></text:p>
      <text:p text:style-name="P9"><text:span text:style-name="T12">steps</text:span></text:p>
      <text:p text:style-name="P9"><text:span text:style-name="T12"/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<text:soft-page-break/>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7809746280791547188" text:style-name="L55">
              <text:list-item>
                <text:p text:style-name="P24">top of the title lines, change ==&gt; session number</text:p>
              </text:list-item>
              <text:list-item>
                <text:p text:style-name="P24">current session num ==&gt; increment</text:p>
              </text:list-item>
              <text:list-item>
                <text:p text:style-name="P24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8T17:00:28.99</dc:date>
    <dc:creator>iwabuchi ken</dc:creator>
    <meta:editing-duration>P1DT8H7M20S</meta:editing-duration>
    <meta:editing-cycles>183</meta:editing-cycles>
    <meta:generator>OpenOffice/4.1.3$Win32 OpenOffice.org_project/413m1$Build-9783</meta:generator>
    <meta:document-statistic meta:table-count="26" meta:image-count="0" meta:object-count="0" meta:page-count="39" meta:paragraph-count="731" meta:word-count="3804" meta:character-count="19559"/>
  </office:meta>
</office:document-meta>
</file>